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 style:data-style-name="N37">
      <style:table-cell-properties fo:background-color="#66ff66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3"/>
        <table:table-column table:style-name="co17" table:default-cell-style-name="ce23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9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0"/>
          <table:covered-table-cell table:style-name="ce21"/>
          <table:table-cell table:style-name="ce21"/>
          <table:table-cell table:number-columns-repeated="2"/>
          <table:table-cell table:style-name="ce2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7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4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4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5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8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2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4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4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5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2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4" office:value-type="string" calcext:value-type="string">
            <text:p>bunch of files changed</text:p>
          </table:table-cell>
          <table:table-cell table:style-name="ce24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pprox 3 min per fitness function</text:p>
          </table:table-cell>
          <table:table-cell table:style-name="ce26" office:value-type="string" calcext:value-type="string">
            <text:p>Did not find good params</text:p>
          </table:table-cell>
          <table:table-cell table:number-columns-repeated="100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string" calcext:value-type="string">
            <text:p>Approx 3 min per fitness function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/>
          <table:table-cell table:style-name="ce25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6/2021 9:20 AM PT</text:p>
          </table:table-cell>
          <table:table-cell table:number-columns-repeated="3"/>
          <table:table-cell table:style-name="ce17" office:value-type="string" calcext:value-type="string">
            <text:p>GA-Parameter testing</text:p>
          </table:table-cell>
          <table:table-cell/>
          <table:table-cell table:style-name="ce3"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6"/>
        </table:table-row>
        <table:table-row table:style-name="ro1" table:number-rows-repeated="2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00/00/0000</text:date>, <text:time style:data-style-name="N2" text:time-value="09:21:05.559553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26T09:23:32.254862336</dc:date>
    <meta:editing-duration>P6DT11H4M45S</meta:editing-duration>
    <meta:editing-cycles>239</meta:editing-cycles>
    <meta:generator>LibreOffice/5.1.6.2$Linux_X86_64 LibreOffice_project/10m0$Build-2</meta:generator>
    <meta:document-statistic meta:table-count="1" meta:cell-count="888" meta:object-count="0"/>
  </office:meta>
</office:document-meta>
</file>